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ost-Publication Availability Notification Procedures</text:p>
      <text:p text:style-name="Text_20_body">This document describes the procedures necessary to notify interested partners of the completion of a major publication.</text:p>
      <text:p text:style-name="Text_20_body">More to com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nnis Drescher</meta:initial-creator>
    <meta:creation-date>2011-02-21T10:40:33</meta:creation-date>
    <meta:document-statistic meta:table-count="0" meta:image-count="0" meta:object-count="0" meta:page-count="1" meta:paragraph-count="3" meta:word-count="24" meta:character-count="186"/>
    <dc:date>2011-02-21T10:43:11</dc:date>
    <dc:creator>Dennis Drescher</dc:creator>
    <meta:editing-duration>PT00H02M38S</meta:editing-duration>
    <meta:editing-cycles>1</meta:editing-cycles>
    <meta:generator>OpenOffice.org/3.2$Unix OpenOffice.org_project/320m12$Build-9483</meta:generator>
  </office:meta>
</office:document-meta>
</file>